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353.4pt" svg:height="198.77pt" svg:x="0pt" svg:y="170.16pt">
            <draw:object draw:notify-on-update-of-ranges="Sheet1.B1:Sheet1.B1 Sheet1.B2:Sheet1.B9 Sheet1.C1:Sheet1.C1 Sheet1.C2:Sheet1.C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353.06pt" svg:height="198.6pt" svg:x="453.2pt" svg:y="0pt">
            <draw:object draw:notify-on-update-of-ranges="Sheet1.C1:Sheet1.C1 Sheet1.C2:Sheet1.C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349.65pt" svg:height="198.03pt" svg:x="457.37pt" svg:y="201.77pt">
            <draw:object draw:notify-on-update-of-ranges="Sheet1.B1:Sheet1.B1 Sheet1.B2:Sheet1.B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Demand</text:p>
          </table:table-cell>
          <table:table-cell office:value-type="string" calcext:value-type="string">
            <text:p>Supply</text:p>
          </table:table-cell>
          <table:table-cell office:value-type="string" calcext:value-type="string">
            <text:p>Price</text:p>
          </table:table-cell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office:value-type="float" office:value="10" calcext:value-type="float">
            <text:p>10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float" office:value="29" calcext:value-type="float">
            <text:p>29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38" calcext:value-type="float">
            <text:p>38</text:p>
          </table:table-cell>
          <table:table-cell office:value-type="float" office:value="2.8" calcext:value-type="float">
            <text:p>2.8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48" calcext:value-type="float">
            <text:p>48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83" calcext:value-type="float">
            <text:p>83</text:p>
          </table:table-cell>
          <table:table-cell office:value-type="float" office:value="5.6" calcext:value-type="float">
            <text:p>5.6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91" calcext:value-type="float">
            <text:p>91</text:p>
          </table:table-cell>
          <table:table-cell office:value-type="float" office:value="6.3" calcext:value-type="float">
            <text:p>6.3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7.2" calcext:value-type="float">
            <text:p>7.2</text:p>
          </table:table-cell>
        </table:table-row>
      </table:table>
      <table:named-expressions/>
      <table:database-ranges>
        <table:database-range table:name="__Anonymous_DB__1" table:target-range-address="Sheet1.C2:Sheet1.D9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6T12:15:20.938452578</meta:creation-date>
    <dc:date>2019-03-26T20:40:02.519442807</dc:date>
    <meta:editing-duration>PT1M4S</meta:editing-duration>
    <meta:editing-cycles>2</meta:editing-cycles>
    <meta:generator>LibreOffice/6.0.7.3$Linux_X86_64 LibreOffice_project/00m0$Build-3</meta:generator>
    <meta:document-statistic meta:table-count="1" meta:cell-count="27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origin="0" chart:reverse-direction="tru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468cm" svg:height="7.013cm" xlink:href=".." xlink:type="simple" chart:class="chart:line" chart:style-name="ch1">
        <chart:legend chart:legend-position="end" svg:x="9.854cm" svg:y="2.958cm" style:legend-expansion="high" chart:style-name="ch2"/>
        <chart:plot-area chart:style-name="ch3" table:cell-range-address="Sheet1.B1:Sheet1.C9" chart:data-source-has-labels="row" svg:x="0.129cm" svg:y="-0.318cm" svg:width="10.163cm" svg:height="7.033cm">
          <chartooo:coordinate-region svg:x="0.936cm" svg:y="0.33cm" svg:width="9.262cm" svg:height="6.186cm"/>
          <chart:axis chart:dimension="x" chart:name="primary-x" chart:style-name="ch4">
            <chart:title svg:x="5.047cm" svg:y="6.453cm" chart:style-name="ch5">
              <text:p>P</text:p>
            </chart:title>
            <chart:grid chart:style-name="ch6" chart:class="major"/>
          </chart:axis>
          <chart:axis chart:dimension="y" chart:name="primary-y" chart:style-name="ch7">
            <chart:title svg:x="0cm" svg:y="3.374cm" chart:style-name="ch8">
              <text:p>Q</text:p>
            </chart:title>
            <chart:grid chart:style-name="ch6" chart:class="major"/>
          </chart:axis>
          <chart:series chart:style-name="ch9" chart:values-cell-range-address="Sheet1.B2:Sheet1.B9" chart:label-cell-address="Sheet1.B1:Sheet1.B1" chart:class="chart:line">
            <chart:data-point chart:repeated="8"/>
          </chart:series>
          <chart:series chart:style-name="ch10" chart:values-cell-range-address="Sheet1.C2:Sheet1.C9" chart:label-cell-address="Sheet1.C1:Sheet1.C1" chart:class="chart:line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mand</text:p>
                <draw:g>
                  <svg:desc>Sheet1.B1:Sheet1.B1</svg:desc>
                </draw:g>
              </table:table-cell>
              <table:table-cell office:value-type="string">
                <text:p>Supply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3">
                <text:p>103</text:p>
                <draw:g>
                  <svg:desc>Sheet1.B2:Sheet1.B9</svg:desc>
                </draw:g>
              </table:table-cell>
              <table:table-cell office:value-type="float" office:value="10">
                <text:p>10</text:p>
                <draw:g>
                  <svg:desc>Sheet1.C2:Sheet1.C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2">
                <text:p>8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7">
                <text:p>6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3">
                <text:p>5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4">
                <text:p>4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6">
                <text:p>36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7">
                <text:p>27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106">
                <text:p>1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.456cm" svg:height="7.007cm" xlink:href=".." xlink:type="simple" chart:class="chart:line" chart:style-name="ch1">
        <chart:legend chart:legend-position="end" svg:x="10.054cm" svg:y="3.204cm" style:legend-expansion="high" chart:style-name="ch2"/>
        <chart:plot-area chart:style-name="ch3" table:cell-range-address="Sheet1.C1:Sheet1.C9" chart:data-source-has-labels="row" svg:x="0.249cm" svg:y="0.14cm" svg:width="9.556cm" svg:height="6.727cm">
          <chartooo:coordinate-region svg:x="0.87cm" svg:y="0.339cm" svg:width="8.655cm" svg:height="5.881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Sheet1.C2:Sheet1.C9" chart:label-cell-address="Sheet1.C1:Sheet1.C1" chart:class="chart:line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pply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C2:Sheet1.C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6">
                <text:p>10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336cm" svg:height="6.987cm" xlink:href=".." xlink:type="simple" chart:class="chart:line" chart:style-name="ch1">
        <chart:legend chart:legend-position="end" svg:x="9.722cm" svg:y="3.194cm" style:legend-expansion="high" chart:style-name="ch2"/>
        <chart:plot-area chart:style-name="ch3" table:cell-range-address="Sheet1.B1:Sheet1.B9" chart:data-source-has-labels="row" svg:x="0.246cm" svg:y="0.139cm" svg:width="9.23cm" svg:height="6.709cm">
          <chartooo:coordinate-region svg:x="0.867cm" svg:y="0.338cm" svg:width="8.329cm" svg:height="5.863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9" chart:label-cell-address="Sheet1.B1:Sheet1.B1" chart:class="chart:line"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mand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3">
                <text:p>103</text:p>
                <draw:g>
                  <svg:desc>Sheet1.B2:Sheet1.B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